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24cm" fo:min-width="22.889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svg:stroke-width="0.026cm" svg:stroke-color="#000000" svg:stroke-opacity="25%" draw:stroke-linejoin="miter" draw:fill="solid" draw:fill-color="#b4c7dc" draw:opacity="25%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958cm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21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22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23" style:family="graphic" style:parent-style-name="objectwithoutfill">
      <style:graphic-properties svg:stroke-color="#000000" draw:marker-end="Symmetric_20_Arrow" draw:marker-end-width="0.3cm" svg:stroke-opacity="25%" draw:fill="solid" draw:opacity="25%" draw:textarea-vertical-align="middle"/>
    </style:style>
    <style:style style:name="gr24" style:family="graphic" style:parent-style-name="objectwithoutfill">
      <style:graphic-properties svg:stroke-color="#000000" draw:marker-end="Symmetric_20_Arrow" draw:marker-end-width="0.3cm" svg:stroke-opacity="25%" draw:fill="solid" draw:textarea-vertical-align="middle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middle" draw:auto-grow-height="false" fo:min-height="1.989cm" fo:min-width="2.36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24cm" fo:min-width="22.889cm" fo:padding-top="0.13cm" fo:padding-bottom="0.13cm" fo:padding-left="0.25cm" fo:padding-right="0.25cm" fo:wrap-option="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svg:stroke-width="0.026cm" svg:stroke-color="#000000" svg:stroke-opacity="25%" draw:stroke-linejoin="miter" draw:fill="solid" draw:fill-color="#b4c7dc" draw:opacity="25%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6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24cm" fo:min-width="22.889cm" fo:padding-top="0.13cm" fo:padding-bottom="0.13cm" fo:padding-left="0.25cm" fo:padding-right="0.25cm" fo:wrap-option="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96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24cm" fo:min-width="22.889cm" fo:padding-top="0.13cm" fo:padding-bottom="0.13cm" fo:padding-left="0.25cm" fo:padding-right="0.25cm" fo:wrap-option="wrap" draw:shadow-color="#808080"/>
      <style:paragraph-properties style:writing-mode="lr-tb"/>
    </style:style>
    <style:style style:name="gr1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1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1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9" style:family="graphic" style:parent-style-name="objectwithoutfill">
      <style:graphic-properties svg:stroke-width="0.635cm" svg:stroke-color="#f7d1d5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50" style:family="graphic" style:parent-style-name="objectwithoutfill">
      <style:graphic-properties svg:stroke-width="0.635cm" svg:stroke-color="#b4c7dc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51" style:family="graphic" style:parent-style-name="standard">
      <style:graphic-properties draw:stroke="none" svg:stroke-width="0cm" svg:stroke-color="#b4c7dc" draw:marker-start="Arrow" draw:marker-start-width="1.148cm" draw:marker-end="" draw:marker-end-width="1.248cm" draw:fill="gradient" draw:fill-color="#b4c7dc" draw:fill-gradient-name="Gradient_20_2" draw:gradient-step-count="64" draw:opacity="100%" draw:textarea-horizontal-align="center" draw:textarea-vertical-align="middle" fo:padding-top="0.438cm" fo:padding-bottom="0.438cm" fo:padding-left="0.563cm" fo:padding-right="0.563cm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28pt" style:font-size-asian="28pt" style:font-size-complex="28pt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28pt" style:font-size-asian="28pt" style:font-size-complex="28pt"/>
    </style:style>
    <style:style style:name="P3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6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8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2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7" style:family="paragraph">
      <loext:graphic-properties draw:fill="solid" draw:opacity="25%"/>
      <style:paragraph-properties fo:text-align="center"/>
    </style:style>
    <style:style style:name="P1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/>
    </style:style>
    <style:style style:name="P1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/>
    </style:style>
    <style:style style:name="P20" style:family="paragraph">
      <loext:graphic-properties draw:fill="none" draw:fill-color="#ffffff"/>
      <style:paragraph-properties style:writing-mode="lr-tb" style:font-independent-line-spacing="true"/>
    </style:style>
    <style:style style:name="P2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22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23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24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25" style:family="paragraph">
      <loext:graphic-properties draw:fill="gradient" draw:fill-color="#b4c7dc" draw:fill-gradient-name="Gradient_20_2" draw:gradient-step-count="64" draw:opacity="100%"/>
      <style:paragraph-properties fo:text-align="center" style:writing-mode="lr-tb"/>
      <style:text-properties fo:font-size="10.5pt" style:font-size-asian="10.5pt" style:font-size-complex="10.5pt"/>
    </style:style>
    <style:style style:name="P2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style:font-name="Liberation Sans" fo:font-size="10.5pt" fo:font-weight="normal" style:font-size-asian="10.5pt" style:font-size-complex="10.5pt"/>
    </style:style>
    <style:style style:name="P2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style:font-name="Liberation Sans" fo:font-size="10.5pt" fo:font-weight="normal" style:font-size-asian="10.5pt" style:font-size-complex="10.5pt"/>
    </style:style>
    <style:style style:name="T1" style:family="text">
      <style:text-properties fo:color="#000000" fo:font-size="28pt" fo:language="en" fo:country="US" style:font-size-asian="28pt" style:language-asian="en" style:country-asian="US" style:font-size-complex="28pt" style:language-complex="en" style:country-complex="US"/>
    </style:style>
    <style:style style:name="T2" style:family="text">
      <style:text-properties fo:color="#000000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3" style:family="text">
      <style:text-properties fo:color="#cccccc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4" style:family="text">
      <style:text-properties fo:color="#000000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5" style:family="text">
      <style:text-properties fo:color="#000000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6" style:family="text">
      <style:text-properties fo:color="#000000"/>
    </style:style>
    <style:style style:name="T7" style:family="text">
      <style:text-properties fo:color="#000000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8" style:family="text">
      <style:text-properties fo:color="#000000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9" style:family="text">
      <style:text-properties fo:color="#cccccc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style:font-name="Liberation Sans" fo:font-size="10.5pt" fo:language="en" fo:country="US" style:font-size-asian="10.5pt" style:language-asian="en" style:country-asian="US" style:font-weight-asian="bold" style:font-size-complex="10.5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3.389cm" svg:height="1.5cm" svg:x="3.08cm" svg:y="2.01cm">
          <text:list text:style-name="L1">
            <text:list-header>
              <text:p text:style-name="P1"><text:span text:style-name="T1">Authorization-Enhanced Email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xml:id="id9" draw:id="id9" draw:layer="layout" svg:width="2.201cm" svg:height="1.473cm" svg:x="5.677cm" svg:y="8.66cm">
          <text:list text:style-name="L1">
            <text:list-header>
              <text:p text:style-name="P3"><text:span text:style-name="T2">M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6" xml:id="id10" draw:id="id10" draw:layer="layout" svg:width="2.201cm" svg:height="1.473cm" svg:x="9.677cm" svg:y="10.561cm">
          <draw:glue-point draw:id="4" svg:x="5.056cm" svg:y="-1.86cm"/>
          <draw:glue-point draw:id="5" svg:x="5.056cm" svg:y="1.588cm"/>
          <text:list text:style-name="L1">
            <text:list-header>
              <text:p text:style-name="P5"><text:span text:style-name="T3">M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11" draw:id="id11" draw:layer="layout" svg:width="2.201cm" svg:height="1.473cm" svg:x="21.749cm" svg:y="8.66cm">
          <text:list text:style-name="L1">
            <text:list-header>
              <text:p text:style-name="P7"><text:span text:style-name="T2">MTA</text:span></text:p>
            </text:list-header>
          </text:list>
          <draw:enhanced-geometry svg:viewBox="0 0 21600 21600" draw:mirror-horizontal="true" draw:type="rectangle" draw:enhanced-path="M 0 0 L 21600 0 21600 21600 0 21600 0 0 Z N"/>
        </draw:custom-shape>
        <draw:line draw:style-name="gr5" draw:text-style-name="P9" draw:layer="layout" svg:x1="14.78cm" svg:y1="5.318cm" svg:x2="14.785cm" svg:y2="19.563cm">
          <text:p/>
        </draw:line>
        <draw:custom-shape draw:style-name="gr6" draw:text-style-name="P11" draw:layer="layout" svg:width="2.479cm" svg:height="0.642cm" svg:x="14.806cm" svg:y="7.345cm">
          <text:list text:style-name="L1">
            <text:list-header>
              <text:p text:style-name="P10"><text:span text:style-name="T4">SMTP Pus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8" xml:id="id1" draw:id="id1" draw:layer="layout" svg:width="2.2cm" svg:height="1.473cm" svg:x="17.772cm" svg:y="10.565cm">
          <draw:glue-point draw:id="4" svg:x="-5.031cm" svg:y="-1.887cm"/>
          <draw:glue-point draw:id="5" svg:x="-5.031cm" svg:y="1.853cm"/>
          <text:list text:style-name="L1">
            <text:list-header>
              <text:p text:style-name="P7"><text:span text:style-name="T2">M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2.201cm" svg:height="1.473cm" svg:x="5.677cm" svg:y="5.863cm">
          <text:list text:style-name="L1">
            <text:list-header>
              <text:p text:style-name="P7"><text:span text:style-name="T2">UMA</text:span></text:p>
            </text:list-header>
            <text:list-item>
              <text:p text:style-name="P7"><text:span text:style-name="T5">AuthZ Serv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2cm" svg:height="1.473cm" svg:x="21.779cm" svg:y="5.863cm">
          <text:list text:style-name="L1">
            <text:list-header>
              <text:p text:style-name="P7"><text:span text:style-name="T2">UMA</text:span></text:p>
            </text:list-header>
            <text:list-item>
              <text:p text:style-name="P7"><text:span text:style-name="T5">AuthZ Server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20.5cm" svg:height="1.208cm" svg:x="4.528cm" svg:y="3.655cm">
          <draw:text-box>
            <text:p text:style-name="P13"><text:span text:style-name="T6">Data-flow from </text:span><text:span text:style-name="T6"><text:a xlink:href="mailto:alice@a.com" xlink:type="simple">alice@a.com</text:a></text:span><text:span text:style-name="T6"><text:s/>to </text:span><text:span text:style-name="T6"><text:a xlink:href="mailto:bob@b.com" xlink:type="simple">bob@b.com</text:a></text:span></text:p>
          </draw:text-box>
        </draw:frame>
        <draw:custom-shape draw:style-name="gr11" draw:text-style-name="P14" xml:id="id4" draw:id="id4" draw:layer="layout" svg:width="2.201cm" svg:height="1.535cm" svg:x="5.677cm" svg:y="13.195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3"><text:span text:style-name="T5">Resource Serv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4" xml:id="id7" draw:id="id7" draw:layer="layout" svg:width="2.201cm" svg:height="1.535cm" svg:x="5.677cm" svg:y="16.995cm">
          <text:list text:style-name="L1">
            <text:list-header>
              <text:p text:style-name="P3"><text:span text:style-name="T7">Webmail</text:span></text:p>
            </text:list-header>
            <text:list-item>
              <text:p text:style-name="P3"><text:span text:style-name="T5">Rs Owner Cli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4" xml:id="id12" draw:id="id12" draw:layer="layout" svg:width="2.201cm" svg:height="1.535cm" svg:x="9.677cm" svg:y="13.195cm">
          <draw:glue-point draw:id="4" svg:x="-4.947cm" svg:y="-2.416cm"/>
          <draw:glue-point draw:id="5" svg:x="-5.034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7"><text:span text:style-name="T5">Rq Party Client</text:span></text:p>
            </text:list-item>
            <text:list-item>
              <text:p text:style-name="P7"><text:span text:style-name="T5">(Agent)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14" draw:text-style-name="P15" draw:layer="layout" draw:type="line" svg:x1="18.872cm" svg:y1="12.038cm" svg:x2="18.877cm" svg:y2="13.195cm" draw:start-shape="id1" draw:start-glue-point="2" draw:end-shape="id2" draw:end-glue-point="0" svg:d="M18872 12038l5 1157" svg:viewBox="0 0 6 1158">
          <text:p/>
        </draw:connector>
        <draw:custom-shape draw:style-name="gr15" draw:text-style-name="P14" xml:id="id6" draw:id="id6" draw:layer="layout" svg:width="2.201cm" svg:height="1.535cm" svg:x="21.777cm" svg:y="13.19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3"><text:span text:style-name="T5">Resource Serv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14" xml:id="id2" draw:id="id2" draw:layer="layout" svg:width="2.201cm" svg:height="1.535cm" svg:x="17.777cm" svg:y="13.195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7"><text:span text:style-name="T5">Rq Party Client</text:span></text:p>
            </text:list-item>
            <text:list-item>
              <text:p text:style-name="P7"><text:span text:style-name="T5">(Agent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4" xml:id="id8" draw:id="id8" draw:layer="layout" svg:width="2.201cm" svg:height="1.535cm" svg:x="21.777cm" svg:y="16.995cm">
          <text:list text:style-name="L1">
            <text:list-header>
              <text:p text:style-name="P3"><text:span text:style-name="T7">Webmail</text:span></text:p>
            </text:list-header>
            <text:list-item>
              <text:p text:style-name="P3"><text:span text:style-name="T5">Rs Owner Cli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16" xml:id="id5" draw:id="id5" draw:layer="layout" svg:width="1.932cm" svg:height="1.889cm" svg:x="25.675cm" svg:y="13.021cm">
          <text:list text:style-name="L1">
            <text:list-header>
              <text:p text:style-name="P7"><text:span text:style-name="T7">Data</text:span></text:p>
              <text:p text:style-name="P7"><text:span text:style-name="T8">SQL, Disk, S3</text:span></text:p>
            </text:list-header>
          </text:list>
          <draw:enhanced-geometry svg:viewBox="0 0 21600 21600" draw:mirror-horizont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9" draw:text-style-name="P16" xml:id="id3" draw:id="id3" draw:layer="layout" svg:width="1.923cm" svg:height="1.872cm" svg:x="2.01cm" svg:y="13.021cm">
          <text:list text:style-name="L1">
            <text:list-header>
              <text:p text:style-name="P7"><text:span text:style-name="T7">Data</text:span></text:p>
              <text:p text:style-name="P7"><text:span text:style-name="T8">SQL, Disk, S3</text:span></text:p>
            </text:list-header>
          </text:list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0" draw:text-style-name="P15" draw:layer="layout" draw:type="line" svg:x1="3.933cm" svg:y1="13.957cm" svg:x2="5.677cm" svg:y2="13.962cm" draw:start-shape="id3" draw:start-glue-point="8" draw:end-shape="id4" draw:end-glue-point="3" svg:d="M3933 13957l1744 5" svg:viewBox="0 0 1745 6">
          <text:p/>
        </draw:connector>
        <draw:connector draw:style-name="gr20" draw:text-style-name="P15" draw:layer="layout" draw:type="line" svg:x1="25.675cm" svg:y1="13.965cm" svg:x2="23.978cm" svg:y2="13.962cm" draw:start-shape="id5" draw:start-glue-point="8" draw:end-shape="id6" draw:end-glue-point="1" svg:d="M25675 13965l-1697-3" svg:viewBox="0 0 1698 4">
          <text:p/>
        </draw:connector>
        <draw:connector draw:style-name="gr21" draw:text-style-name="P15" draw:layer="layout" draw:type="line" svg:x1="6.777cm" svg:y1="16.995cm" svg:x2="6.777cm" svg:y2="14.73cm" draw:start-shape="id7" draw:start-glue-point="0" draw:end-shape="id4" draw:end-glue-point="2" svg:d="M6777 16995v-2265" svg:viewBox="0 0 1 2266">
          <text:p/>
        </draw:connector>
        <draw:connector draw:style-name="gr22" draw:text-style-name="P15" draw:layer="layout" draw:type="line" svg:x1="22.877cm" svg:y1="16.995cm" svg:x2="22.877cm" svg:y2="14.73cm" draw:start-shape="id8" draw:start-glue-point="0" draw:end-shape="id6" draw:end-glue-point="2" svg:d="M22877 16995v-2265" svg:viewBox="0 0 1 2266">
          <text:p/>
        </draw:connector>
        <draw:connector draw:style-name="gr23" draw:text-style-name="P17" draw:layer="layout" svg:x1="7.878cm" svg:y1="9.396cm" svg:x2="10.777cm" svg:y2="10.561cm" draw:start-shape="id9" draw:start-glue-point="1" draw:end-shape="id10" draw:end-glue-point="0" svg:d="M7878 9396h2899v1165" svg:viewBox="0 0 2900 1166">
          <text:p/>
        </draw:connector>
        <draw:connector draw:style-name="gr14" draw:text-style-name="P15" draw:layer="layout" svg:x1="21.75cm" svg:y1="9.396cm" svg:x2="18.872cm" svg:y2="10.565cm" draw:start-shape="id11" draw:start-glue-point="3" draw:end-shape="id1" draw:end-glue-point="0" svg:d="M21750 9396h-2878v1169" svg:viewBox="0 0 2879 1170">
          <text:p/>
        </draw:connector>
        <draw:connector draw:style-name="gr21" draw:text-style-name="P15" draw:layer="layout" svg:x1="6.777cm" svg:y1="8.66cm" svg:x2="22.85cm" svg:y2="8.66cm" draw:start-shape="id9" draw:start-glue-point="0" draw:end-shape="id11" draw:end-glue-point="0" svg:d="M6777 8660v-514h16073v514" svg:viewBox="0 0 16074 515">
          <text:p/>
        </draw:connector>
        <draw:connector draw:style-name="gr14" draw:text-style-name="P15" draw:layer="layout" draw:type="line" svg:x1="6.777cm" svg:y1="13.195cm" svg:x2="6.777cm" svg:y2="10.133cm" draw:start-shape="id4" draw:start-glue-point="0" draw:end-shape="id9" draw:end-glue-point="2" svg:d="M6777 13195v-3062" svg:viewBox="0 0 1 3063">
          <text:p/>
        </draw:connector>
        <draw:connector draw:style-name="gr23" draw:text-style-name="P17" draw:layer="layout" svg:x1="10.777cm" svg:y1="12.034cm" svg:x2="10.777cm" svg:y2="13.195cm" draw:start-shape="id10" draw:start-glue-point="2" draw:end-shape="id12" draw:end-glue-point="0" svg:d="M10777 12034v1161" svg:viewBox="0 0 1 1162">
          <text:p/>
        </draw:connector>
        <draw:connector draw:style-name="gr14" draw:text-style-name="P15" draw:layer="layout" draw:type="line" svg:x1="9.677cm" svg:y1="13.962cm" svg:x2="7.878cm" svg:y2="13.962cm" draw:start-shape="id12" draw:start-glue-point="3" draw:end-shape="id4" draw:end-glue-point="1" svg:d="M9677 13962h-1799" svg:viewBox="0 0 1800 1">
          <text:p/>
        </draw:connector>
        <draw:connector draw:style-name="gr23" draw:text-style-name="P17" draw:layer="layout" draw:type="line" svg:x1="22.877cm" svg:y1="13.195cm" svg:x2="22.85cm" svg:y2="10.133cm" draw:start-shape="id6" draw:start-glue-point="0" draw:end-shape="id11" draw:end-glue-point="2" svg:d="M22877 13195l-27-3062" svg:viewBox="0 0 28 3063">
          <text:p/>
        </draw:connector>
        <draw:connector draw:style-name="gr14" draw:text-style-name="P15" draw:layer="layout" draw:type="line" svg:x1="19.978cm" svg:y1="13.962cm" svg:x2="21.777cm" svg:y2="13.962cm" draw:start-shape="id2" draw:start-glue-point="1" draw:end-shape="id6" draw:end-glue-point="3" svg:d="M19978 13962h1799" svg:viewBox="0 0 1800 1">
          <text:p/>
        </draw:connector>
        <draw:connector draw:style-name="gr24" draw:text-style-name="P15" draw:layer="layout" draw:type="lines" draw:line-skew="0.824cm 0.824cm" svg:x1="22.343cm" svg:y1="14.73cm" svg:x2="10.777cm" svg:y2="14.73cm" draw:start-shape="id6" draw:start-glue-point="5" draw:end-shape="id12" draw:end-glue-point="2" svg:d="M22343 14730v1336h-11566v-1336" svg:viewBox="0 0 11567 1337">
          <text:p/>
        </draw:connector>
        <draw:custom-shape draw:style-name="gr25" draw:text-style-name="P19" draw:layer="layout" svg:width="2.195cm" svg:height="0.642cm" svg:x="14.858cm" svg:y="14.469cm">
          <text:list text:style-name="L1">
            <text:list-header>
              <text:p text:style-name="P18"><text:span text:style-name="T4">REST Pu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20" draw:layer="layout" svg:width="2.86cm" svg:height="2.249cm" svg:x="5.357cm" svg:y="16.6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2.86cm" svg:height="2.249cm" svg:x="21.457cm" svg:y="16.61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2.25cm" svg:height="0.642cm" svg:x="8.249cm" svg:y="17.417cm">
          <text:list text:style-name="L1">
            <text:list-header>
              <text:p text:style-name="P10"><text:span text:style-name="T4">Front-E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11" draw:layer="layout" svg:width="2.25cm" svg:height="0.642cm" svg:x="24.352cm" svg:y="17.426cm">
          <text:list text:style-name="L1">
            <text:list-header>
              <text:p text:style-name="P10"><text:span text:style-name="T4">Front-E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11" draw:layer="layout" svg:width="1.497cm" svg:height="0.642cm" svg:x="6.825cm" svg:y="11.417cm">
          <text:list text:style-name="L1">
            <text:list-header>
              <text:p text:style-name="P10"><text:span text:style-name="T4">SM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22" draw:layer="layout" svg:width="1.497cm" svg:height="0.642cm" svg:x="22.929cm" svg:y="11.429cm">
          <text:list text:style-name="L1">
            <text:list-header>
              <text:p text:style-name="P21"><text:span text:style-name="T9">SM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22" draw:layer="layout" svg:width="2.487cm" svg:height="0.642cm" svg:x="10.791cm" svg:y="12.187cm">
          <text:list text:style-name="L1">
            <text:list-header>
              <text:p text:style-name="P21"><text:span text:style-name="T9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11" draw:layer="layout" svg:width="2.487cm" svg:height="0.642cm" svg:x="18.894cm" svg:y="12.199cm">
          <text:list text:style-name="L1">
            <text:list-header>
              <text:p text:style-name="P10"><text:span text:style-name="T4">POP3/IM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11" draw:layer="layout" svg:width="1.408cm" svg:height="0.642cm" svg:x="8.065cm" svg:y="13.281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11" draw:layer="layout" svg:width="1.408cm" svg:height="0.642cm" svg:x="20.179cm" svg:y="13.293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11" draw:layer="layout" svg:width="1.497cm" svg:height="0.642cm" svg:x="19.533cm" svg:y="8.741cm">
          <text:list text:style-name="L1">
            <text:list-header>
              <text:p text:style-name="P10"><text:span text:style-name="T4">SM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11" draw:layer="layout" svg:width="1.408cm" svg:height="0.642cm" svg:x="6.779cm" svg:y="15.593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1" draw:layer="layout" svg:width="1.408cm" svg:height="0.642cm" svg:x="22.893cm" svg:y="15.605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11" draw:layer="layout" svg:width="2.729cm" svg:height="0.642cm" svg:x="5.413cm" svg:y="18.926cm">
          <text:list text:style-name="L1">
            <text:list-header>
              <text:p text:style-name="P10"><text:span text:style-name="T4">alice@a.c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1" draw:layer="layout" svg:width="2.581cm" svg:height="0.642cm" svg:x="21.69cm" svg:y="18.935cm">
          <text:list text:style-name="L1">
            <text:list-header>
              <text:p text:style-name="P10"><text:span text:style-name="T4">bob@b.c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11" draw:layer="layout" svg:width="1.573cm" svg:height="0.642cm" svg:x="5.986cm" svg:y="5.16cm">
          <text:list text:style-name="L1">
            <text:list-header>
              <text:p text:style-name="P10"><text:span text:style-name="T4">a.c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11" draw:layer="layout" svg:width="1.586cm" svg:height="0.642cm" svg:x="22.075cm" svg:y="5.201cm">
          <text:list text:style-name="L1">
            <text:list-header>
              <text:p text:style-name="P10"><text:span text:style-name="T4">b.com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42" draw:text-style-name="P15" draw:layer="layout" svg:x1="7.329cm" svg:y1="14.724cm" svg:x2="18.877cm" svg:y2="14.73cm" draw:start-shape="id4" draw:start-glue-point="5" draw:end-shape="id2" draw:end-glue-point="2" svg:d="M7329 14724v518h11548v-512" svg:viewBox="0 0 11549 519">
          <text:p/>
        </draw:connector>
        <draw:custom-shape draw:style-name="gr43" draw:text-style-name="P23" draw:layer="layout" svg:width="2.195cm" svg:height="0.642cm" svg:x="14.86cm" svg:y="15.478cm">
          <text:list text:style-name="L1">
            <text:list-header>
              <text:p text:style-name="P21"><text:span text:style-name="T9">REST Pu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23" draw:layer="layout" svg:width="1.497cm" svg:height="0.642cm" svg:x="8.637cm" svg:y="8.753cm">
          <text:list text:style-name="L1">
            <text:list-header>
              <text:p text:style-name="P21"><text:span text:style-name="T9">SMTP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  <draw:page draw:name="page2" draw:style-name="dp1" draw:master-page-name="Default">
        <draw:custom-shape draw:style-name="gr45" draw:text-style-name="P2" draw:layer="layout" svg:width="23.389cm" svg:height="1.5cm" svg:x="3.08cm" svg:y="1.719cm">
          <text:p/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6" draw:text-style-name="P4" xml:id="id21" draw:id="id21" draw:layer="layout" svg:width="2.201cm" svg:height="1.473cm" svg:x="5.677cm" svg:y="6.669cm">
          <text:list text:style-name="L1">
            <text:list-header>
              <text:p text:style-name="P3"><text:span text:style-name="T2">MT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6" xml:id="id22" draw:id="id22" draw:layer="layout" svg:width="2.201cm" svg:height="1.473cm" svg:x="9.6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5"><text:span text:style-name="T3">M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8" xml:id="id23" draw:id="id23" draw:layer="layout" svg:width="2.201cm" svg:height="1.473cm" svg:x="21.749cm" svg:y="6.669cm">
          <text:list text:style-name="L1">
            <text:list-header>
              <text:p text:style-name="P7"><text:span text:style-name="T2">MTA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5" draw:text-style-name="P9" draw:layer="layout" svg:x1="14.781cm" svg:y1="3.333cm" svg:x2="14.785cm" svg:y2="17.572cm">
          <text:p/>
        </draw:line>
        <draw:custom-shape draw:style-name="gr49" draw:text-style-name="P11" draw:layer="layout" svg:width="2.479cm" svg:height="0.642cm" svg:x="14.806cm" svg:y="5.354cm">
          <text:list text:style-name="L1">
            <text:list-header>
              <text:p text:style-name="P10"><text:span text:style-name="T4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" draw:text-style-name="P8" xml:id="id13" draw:id="id13" draw:layer="layout" svg:width="2.2cm" svg:height="1.473cm" svg:x="17.7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7"><text:span text:style-name="T2">M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2" draw:layer="layout" svg:width="2.201cm" svg:height="1.473cm" svg:x="5.677cm" svg:y="3.872cm">
          <text:list text:style-name="L1">
            <text:list-header>
              <text:p text:style-name="P7"><text:span text:style-name="T2">UMA</text:span></text:p>
            </text:list-header>
            <text:list-item>
              <text:p text:style-name="P7"><text:span text:style-name="T5">AuthZ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2" draw:layer="layout" svg:width="2.2cm" svg:height="1.473cm" svg:x="21.779cm" svg:y="3.872cm">
          <text:list text:style-name="L1">
            <text:list-header>
              <text:p text:style-name="P7"><text:span text:style-name="T2">UMA</text:span></text:p>
            </text:list-header>
            <text:list-item>
              <text:p text:style-name="P7"><text:span text:style-name="T5">AuthZ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4" xml:id="id16" draw:id="id16" draw:layer="layout" svg:width="2.201cm" svg:height="1.535cm" svg:x="5.6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3"><text:span text:style-name="T5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4" xml:id="id19" draw:id="id19" draw:layer="layout" svg:width="2.201cm" svg:height="1.535cm" svg:x="5.677cm" svg:y="15.004cm">
          <text:list text:style-name="L1">
            <text:list-header>
              <text:p text:style-name="P3"><text:span text:style-name="T7">Webmail</text:span></text:p>
            </text:list-header>
            <text:list-item>
              <text:p text:style-name="P3"><text:span text:style-name="T5">Rs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4" xml:id="id24" draw:id="id24" draw:layer="layout" svg:width="2.201cm" svg:height="1.535cm" svg:x="9.6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7"><text:span text:style-name="T5">Rq Party Client</text:span></text:p>
            </text:list-item>
            <text:list-item>
              <text:p text:style-name="P7"><text:span text:style-name="T5">(Ag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5" draw:layer="layout" draw:type="line" svg:x1="18.872cm" svg:y1="10.047cm" svg:x2="18.877cm" svg:y2="11.204cm" draw:start-shape="id13" draw:start-glue-point="2" draw:end-shape="id14" draw:end-glue-point="0" svg:d="M18872 10047l5 1157" svg:viewBox="0 0 6 1158">
          <text:p/>
        </draw:connector>
        <draw:custom-shape draw:style-name="gr56" draw:text-style-name="P14" xml:id="id18" draw:id="id18" draw:layer="layout" svg:width="2.201cm" svg:height="1.535cm" svg:x="21.7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3"><text:span text:style-name="T5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4" xml:id="id14" draw:id="id14" draw:layer="layout" svg:width="2.201cm" svg:height="1.535cm" svg:x="17.7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7"><text:span text:style-name="T5">Rq Party Client</text:span></text:p>
            </text:list-item>
            <text:list-item>
              <text:p text:style-name="P7"><text:span text:style-name="T5">(Ag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4" xml:id="id20" draw:id="id20" draw:layer="layout" svg:width="2.201cm" svg:height="1.535cm" svg:x="21.777cm" svg:y="15.004cm">
          <text:list text:style-name="L1">
            <text:list-header>
              <text:p text:style-name="P3"><text:span text:style-name="T7">Webmail</text:span></text:p>
            </text:list-header>
            <text:list-item>
              <text:p text:style-name="P3"><text:span text:style-name="T5">Rs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6" xml:id="id17" draw:id="id17" draw:layer="layout" svg:width="1.932cm" svg:height="1.889cm" svg:x="25.675cm" svg:y="11.03cm">
          <text:list text:style-name="L1">
            <text:list-header>
              <text:p text:style-name="P7"><text:span text:style-name="T7">Data</text:span></text:p>
              <text:p text:style-name="P7"><text:span text:style-name="T8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0" draw:text-style-name="P16" xml:id="id15" draw:id="id15" draw:layer="layout" svg:width="1.923cm" svg:height="1.872cm" svg:x="2.01cm" svg:y="11.03cm">
          <text:list text:style-name="L1">
            <text:list-header>
              <text:p text:style-name="P7"><text:span text:style-name="T7">Data</text:span></text:p>
              <text:p text:style-name="P7"><text:span text:style-name="T8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0" draw:text-style-name="P15" draw:layer="layout" draw:type="line" svg:x1="3.933cm" svg:y1="11.966cm" svg:x2="5.677cm" svg:y2="11.971cm" draw:start-shape="id15" draw:start-glue-point="8" draw:end-shape="id16" draw:end-glue-point="3" svg:d="M3933 11966l1744 5" svg:viewBox="0 0 1745 6">
          <text:p/>
        </draw:connector>
        <draw:connector draw:style-name="gr20" draw:text-style-name="P15" draw:layer="layout" draw:type="line" svg:x1="25.675cm" svg:y1="11.974cm" svg:x2="23.978cm" svg:y2="11.971cm" draw:start-shape="id17" draw:start-glue-point="8" draw:end-shape="id18" draw:end-glue-point="1" svg:d="M25675 11974l-1697-3" svg:viewBox="0 0 1698 4">
          <text:p/>
        </draw:connector>
        <draw:connector draw:style-name="gr21" draw:text-style-name="P15" draw:layer="layout" draw:type="line" svg:x1="6.777cm" svg:y1="15.004cm" svg:x2="6.777cm" svg:y2="12.739cm" draw:start-shape="id19" draw:start-glue-point="0" draw:end-shape="id16" draw:end-glue-point="2" svg:d="M6777 15004v-2265" svg:viewBox="0 0 1 2266">
          <text:p/>
        </draw:connector>
        <draw:connector draw:style-name="gr22" draw:text-style-name="P15" draw:layer="layout" draw:type="line" svg:x1="22.877cm" svg:y1="15.004cm" svg:x2="22.877cm" svg:y2="12.739cm" draw:start-shape="id20" draw:start-glue-point="0" draw:end-shape="id18" draw:end-glue-point="2" svg:d="M22877 15004v-2265" svg:viewBox="0 0 1 2266">
          <text:p/>
        </draw:connector>
        <draw:connector draw:style-name="gr23" draw:text-style-name="P17" draw:layer="layout" svg:x1="7.878cm" svg:y1="7.405cm" svg:x2="10.777cm" svg:y2="8.57cm" draw:start-shape="id21" draw:start-glue-point="1" draw:end-shape="id22" draw:end-glue-point="0" svg:d="M7878 7405h2899v1165" svg:viewBox="0 0 2900 1166">
          <text:p/>
        </draw:connector>
        <draw:connector draw:style-name="gr14" draw:text-style-name="P15" draw:layer="layout" svg:x1="21.75cm" svg:y1="7.405cm" svg:x2="18.872cm" svg:y2="8.574cm" draw:start-shape="id23" draw:start-glue-point="3" draw:end-shape="id13" draw:end-glue-point="0" svg:d="M21750 7405h-2878v1169" svg:viewBox="0 0 2879 1170">
          <text:p/>
        </draw:connector>
        <draw:connector draw:style-name="gr21" draw:text-style-name="P15" draw:layer="layout" svg:x1="6.777cm" svg:y1="6.669cm" svg:x2="22.85cm" svg:y2="6.669cm" draw:start-shape="id21" draw:start-glue-point="0" draw:end-shape="id23" draw:end-glue-point="0" svg:d="M6777 6669v-514h16073v514" svg:viewBox="0 0 16074 515">
          <text:p/>
        </draw:connector>
        <draw:connector draw:style-name="gr14" draw:text-style-name="P15" draw:layer="layout" draw:type="line" svg:x1="6.777cm" svg:y1="11.204cm" svg:x2="6.777cm" svg:y2="8.142cm" draw:start-shape="id16" draw:start-glue-point="0" draw:end-shape="id21" draw:end-glue-point="2" svg:d="M6777 11204v-3062" svg:viewBox="0 0 1 3063">
          <text:p/>
        </draw:connector>
        <draw:connector draw:style-name="gr23" draw:text-style-name="P17" draw:layer="layout" svg:x1="10.777cm" svg:y1="10.043cm" svg:x2="10.777cm" svg:y2="11.204cm" draw:start-shape="id22" draw:start-glue-point="2" draw:end-shape="id24" draw:end-glue-point="0" svg:d="M10777 10043v1161" svg:viewBox="0 0 1 1162">
          <text:p/>
        </draw:connector>
        <draw:connector draw:style-name="gr14" draw:text-style-name="P15" draw:layer="layout" draw:type="line" svg:x1="9.677cm" svg:y1="11.971cm" svg:x2="7.878cm" svg:y2="11.971cm" draw:start-shape="id24" draw:start-glue-point="3" draw:end-shape="id16" draw:end-glue-point="1" svg:d="M9677 11971h-1799" svg:viewBox="0 0 1800 1">
          <text:p/>
        </draw:connector>
        <draw:connector draw:style-name="gr23" draw:text-style-name="P17" draw:layer="layout" draw:type="line" svg:x1="22.877cm" svg:y1="11.204cm" svg:x2="22.85cm" svg:y2="8.142cm" draw:start-shape="id18" draw:start-glue-point="0" draw:end-shape="id23" draw:end-glue-point="2" svg:d="M22877 11204l-27-3062" svg:viewBox="0 0 28 3063">
          <text:p/>
        </draw:connector>
        <draw:connector draw:style-name="gr14" draw:text-style-name="P15" draw:layer="layout" draw:type="line" svg:x1="19.978cm" svg:y1="11.971cm" svg:x2="21.777cm" svg:y2="11.971cm" draw:start-shape="id14" draw:start-glue-point="1" draw:end-shape="id18" draw:end-glue-point="3" svg:d="M19978 11971h1799" svg:viewBox="0 0 1800 1">
          <text:p/>
        </draw:connector>
        <draw:connector draw:style-name="gr24" draw:text-style-name="P15" draw:layer="layout" draw:type="lines" draw:line-skew="0.824cm 0.824cm" svg:x1="22.343cm" svg:y1="12.739cm" svg:x2="10.777cm" svg:y2="12.739cm" draw:start-shape="id18" draw:start-glue-point="5" draw:end-shape="id24" draw:end-glue-point="2" svg:d="M22343 12739v1336h-11566v-1336" svg:viewBox="0 0 11567 1337">
          <text:p/>
        </draw:connector>
        <draw:custom-shape draw:style-name="gr61" draw:text-style-name="P19" draw:layer="layout" svg:width="2.195cm" svg:height="0.642cm" svg:x="14.858cm" svg:y="12.478cm">
          <text:list text:style-name="L1">
            <text:list-header>
              <text:p text:style-name="P18"><text:span text:style-name="T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" draw:text-style-name="P20" draw:layer="layout" svg:width="2.86cm" svg:height="2.249cm" svg:x="5.3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0" draw:layer="layout" svg:width="2.86cm" svg:height="2.249cm" svg:x="21.4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1" draw:layer="layout" svg:width="2.25cm" svg:height="0.642cm" svg:x="8.249cm" svg:y="15.426cm">
          <text:list text:style-name="L1">
            <text:list-header>
              <text:p text:style-name="P10"><text:span text:style-name="T4">Front-En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3" draw:text-style-name="P11" draw:layer="layout" svg:width="2.25cm" svg:height="0.642cm" svg:x="24.352cm" svg:y="15.435cm">
          <text:list text:style-name="L1">
            <text:list-header>
              <text:p text:style-name="P10"><text:span text:style-name="T4">Front-En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4" draw:text-style-name="P11" draw:layer="layout" svg:width="1.497cm" svg:height="0.642cm" svg:x="6.825cm" svg:y="9.426cm">
          <text:list text:style-name="L1">
            <text:list-header>
              <text:p text:style-name="P10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5" draw:text-style-name="P22" draw:layer="layout" svg:width="1.497cm" svg:height="0.642cm" svg:x="22.929cm" svg:y="9.438cm">
          <text:list text:style-name="L1">
            <text:list-header>
              <text:p text:style-name="P21"><text:span text:style-name="T9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6" draw:text-style-name="P22" draw:layer="layout" svg:width="2.487cm" svg:height="0.642cm" svg:x="10.791cm" svg:y="10.196cm">
          <text:list text:style-name="L1">
            <text:list-header>
              <text:p text:style-name="P21"><text:span text:style-name="T9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7" draw:text-style-name="P11" draw:layer="layout" svg:width="2.487cm" svg:height="0.642cm" svg:x="18.894cm" svg:y="10.208cm">
          <text:list text:style-name="L1">
            <text:list-header>
              <text:p text:style-name="P10"><text:span text:style-name="T4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8" draw:text-style-name="P11" draw:layer="layout" svg:width="1.408cm" svg:height="0.642cm" svg:x="8.065cm" svg:y="11.29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9" draw:text-style-name="P11" draw:layer="layout" svg:width="1.408cm" svg:height="0.642cm" svg:x="20.179cm" svg:y="11.302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0" draw:text-style-name="P11" draw:layer="layout" svg:width="1.497cm" svg:height="0.642cm" svg:x="19.533cm" svg:y="6.75cm">
          <text:list text:style-name="L1">
            <text:list-header>
              <text:p text:style-name="P10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1" draw:text-style-name="P11" draw:layer="layout" svg:width="1.408cm" svg:height="0.642cm" svg:x="6.779cm" svg:y="13.602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2" draw:text-style-name="P11" draw:layer="layout" svg:width="1.408cm" svg:height="0.642cm" svg:x="22.893cm" svg:y="13.614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3" draw:text-style-name="P11" draw:layer="layout" svg:width="2.729cm" svg:height="0.642cm" svg:x="5.413cm" svg:y="16.935cm">
          <text:list text:style-name="L1">
            <text:list-header>
              <text:p text:style-name="P10"><text:span text:style-name="T4">alice@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4" draw:text-style-name="P11" draw:layer="layout" svg:width="2.581cm" svg:height="0.642cm" svg:x="21.69cm" svg:y="16.944cm">
          <text:list text:style-name="L1">
            <text:list-header>
              <text:p text:style-name="P10"><text:span text:style-name="T4">bob@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5" draw:text-style-name="P11" draw:layer="layout" svg:width="1.573cm" svg:height="0.642cm" svg:x="5.986cm" svg:y="3.169cm">
          <text:list text:style-name="L1">
            <text:list-header>
              <text:p text:style-name="P10"><text:span text:style-name="T4">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6" draw:text-style-name="P11" draw:layer="layout" svg:width="1.586cm" svg:height="0.642cm" svg:x="22.075cm" svg:y="3.21cm">
          <text:list text:style-name="L1">
            <text:list-header>
              <text:p text:style-name="P10"><text:span text:style-name="T4">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2" draw:text-style-name="P15" draw:layer="layout" svg:x1="7.329cm" svg:y1="12.733cm" svg:x2="18.877cm" svg:y2="12.739cm" draw:start-shape="id16" draw:start-glue-point="5" draw:end-shape="id14" draw:end-glue-point="2" svg:d="M7329 12733v518h11548v-512" svg:viewBox="0 0 11549 519">
          <text:p/>
        </draw:connector>
        <draw:custom-shape draw:style-name="gr77" draw:text-style-name="P23" draw:layer="layout" svg:width="2.195cm" svg:height="0.642cm" svg:x="14.86cm" svg:y="13.487cm">
          <text:list text:style-name="L1">
            <text:list-header>
              <text:p text:style-name="P21"><text:span text:style-name="T9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8" draw:text-style-name="P23" draw:layer="layout" svg:width="1.497cm" svg:height="0.642cm" svg:x="8.637cm" svg:y="6.762cm">
          <text:list text:style-name="L1">
            <text:list-header>
              <text:p text:style-name="P21"><text:span text:style-name="T9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3" draw:style-name="dp1" draw:master-page-name="Default">
        <draw:custom-shape draw:style-name="gr79" draw:text-style-name="P2" draw:layer="layout" svg:width="23.389cm" svg:height="1.5cm" svg:x="3.08cm" svg:y="1.719cm">
          <text:p/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0" draw:text-style-name="P4" xml:id="id33" draw:id="id33" draw:layer="layout" svg:width="2.201cm" svg:height="1.473cm" svg:x="5.677cm" svg:y="6.669cm">
          <text:list text:style-name="L1">
            <text:list-header>
              <text:p text:style-name="P3"><text:span text:style-name="T2">MT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6" xml:id="id34" draw:id="id34" draw:layer="layout" svg:width="2.201cm" svg:height="1.473cm" svg:x="9.6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5"><text:span text:style-name="T3">M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8" xml:id="id35" draw:id="id35" draw:layer="layout" svg:width="2.201cm" svg:height="1.473cm" svg:x="21.749cm" svg:y="6.669cm">
          <text:list text:style-name="L1">
            <text:list-header>
              <text:p text:style-name="P7"><text:span text:style-name="T2">MTA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5" draw:text-style-name="P9" draw:layer="layout" svg:x1="14.781cm" svg:y1="3.333cm" svg:x2="14.785cm" svg:y2="17.572cm">
          <text:p/>
        </draw:line>
        <draw:custom-shape draw:style-name="gr83" draw:text-style-name="P11" draw:layer="layout" svg:width="2.479cm" svg:height="0.642cm" svg:x="14.806cm" svg:y="5.354cm">
          <text:list text:style-name="L1">
            <text:list-header>
              <text:p text:style-name="P10"><text:span text:style-name="T4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4" draw:text-style-name="P8" xml:id="id25" draw:id="id25" draw:layer="layout" svg:width="2.2cm" svg:height="1.473cm" svg:x="17.7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7"><text:span text:style-name="T2">M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2" draw:layer="layout" svg:width="2.201cm" svg:height="1.473cm" svg:x="5.677cm" svg:y="3.872cm">
          <text:list text:style-name="L1">
            <text:list-header>
              <text:p text:style-name="P7"><text:span text:style-name="T2">UMA</text:span></text:p>
            </text:list-header>
            <text:list-item>
              <text:p text:style-name="P7"><text:span text:style-name="T5">AuthZ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12" draw:layer="layout" svg:width="2.2cm" svg:height="1.473cm" svg:x="21.779cm" svg:y="3.872cm">
          <text:list text:style-name="L1">
            <text:list-header>
              <text:p text:style-name="P7"><text:span text:style-name="T2">UMA</text:span></text:p>
            </text:list-header>
            <text:list-item>
              <text:p text:style-name="P7"><text:span text:style-name="T5">AuthZ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14" xml:id="id28" draw:id="id28" draw:layer="layout" svg:width="2.201cm" svg:height="1.535cm" svg:x="5.6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3"><text:span text:style-name="T5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4" xml:id="id31" draw:id="id31" draw:layer="layout" svg:width="2.201cm" svg:height="1.535cm" svg:x="5.677cm" svg:y="15.004cm">
          <text:list text:style-name="L1">
            <text:list-header>
              <text:p text:style-name="P3"><text:span text:style-name="T7">Webmail</text:span></text:p>
            </text:list-header>
            <text:list-item>
              <text:p text:style-name="P3"><text:span text:style-name="T5">Rs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14" xml:id="id36" draw:id="id36" draw:layer="layout" svg:width="2.201cm" svg:height="1.535cm" svg:x="9.6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7"><text:span text:style-name="T5">Rq Party Client</text:span></text:p>
            </text:list-item>
            <text:list-item>
              <text:p text:style-name="P7"><text:span text:style-name="T5">(Ag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5" draw:layer="layout" draw:type="line" svg:x1="18.872cm" svg:y1="10.047cm" svg:x2="18.877cm" svg:y2="11.204cm" draw:start-shape="id25" draw:start-glue-point="2" draw:end-shape="id26" draw:end-glue-point="0" svg:d="M18872 10047l5 1157" svg:viewBox="0 0 6 1158">
          <text:p/>
        </draw:connector>
        <draw:custom-shape draw:style-name="gr90" draw:text-style-name="P14" xml:id="id30" draw:id="id30" draw:layer="layout" svg:width="2.201cm" svg:height="1.535cm" svg:x="21.7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3"><text:span text:style-name="T5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14" xml:id="id26" draw:id="id26" draw:layer="layout" svg:width="2.201cm" svg:height="1.535cm" svg:x="17.7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7"><text:span text:style-name="T5">Rq Party Client</text:span></text:p>
            </text:list-item>
            <text:list-item>
              <text:p text:style-name="P7"><text:span text:style-name="T5">(Ag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4" xml:id="id32" draw:id="id32" draw:layer="layout" svg:width="2.201cm" svg:height="1.535cm" svg:x="21.777cm" svg:y="15.004cm">
          <text:list text:style-name="L1">
            <text:list-header>
              <text:p text:style-name="P3"><text:span text:style-name="T7">Webmail</text:span></text:p>
            </text:list-header>
            <text:list-item>
              <text:p text:style-name="P3"><text:span text:style-name="T5">Rs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16" xml:id="id29" draw:id="id29" draw:layer="layout" svg:width="1.932cm" svg:height="1.889cm" svg:x="25.675cm" svg:y="11.03cm">
          <text:list text:style-name="L1">
            <text:list-header>
              <text:p text:style-name="P7"><text:span text:style-name="T7">Data</text:span></text:p>
              <text:p text:style-name="P7"><text:span text:style-name="T8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4" draw:text-style-name="P16" xml:id="id27" draw:id="id27" draw:layer="layout" svg:width="1.923cm" svg:height="1.872cm" svg:x="2.01cm" svg:y="11.03cm">
          <text:list text:style-name="L1">
            <text:list-header>
              <text:p text:style-name="P7"><text:span text:style-name="T7">Data</text:span></text:p>
              <text:p text:style-name="P7"><text:span text:style-name="T8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0" draw:text-style-name="P15" draw:layer="layout" draw:type="line" svg:x1="3.933cm" svg:y1="11.966cm" svg:x2="5.677cm" svg:y2="11.971cm" draw:start-shape="id27" draw:start-glue-point="8" draw:end-shape="id28" draw:end-glue-point="3" svg:d="M3933 11966l1744 5" svg:viewBox="0 0 1745 6">
          <text:p/>
        </draw:connector>
        <draw:connector draw:style-name="gr20" draw:text-style-name="P15" draw:layer="layout" draw:type="line" svg:x1="25.675cm" svg:y1="11.974cm" svg:x2="23.978cm" svg:y2="11.971cm" draw:start-shape="id29" draw:start-glue-point="8" draw:end-shape="id30" draw:end-glue-point="1" svg:d="M25675 11974l-1697-3" svg:viewBox="0 0 1698 4">
          <text:p/>
        </draw:connector>
        <draw:connector draw:style-name="gr21" draw:text-style-name="P15" draw:layer="layout" draw:type="line" svg:x1="6.777cm" svg:y1="15.004cm" svg:x2="6.777cm" svg:y2="12.739cm" draw:start-shape="id31" draw:start-glue-point="0" draw:end-shape="id28" draw:end-glue-point="2" svg:d="M6777 15004v-2265" svg:viewBox="0 0 1 2266">
          <text:p/>
        </draw:connector>
        <draw:connector draw:style-name="gr22" draw:text-style-name="P15" draw:layer="layout" draw:type="line" svg:x1="22.877cm" svg:y1="15.004cm" svg:x2="22.877cm" svg:y2="12.739cm" draw:start-shape="id32" draw:start-glue-point="0" draw:end-shape="id30" draw:end-glue-point="2" svg:d="M22877 15004v-2265" svg:viewBox="0 0 1 2266">
          <text:p/>
        </draw:connector>
        <draw:connector draw:style-name="gr95" draw:text-style-name="P17" draw:layer="layout" svg:x1="7.878cm" svg:y1="7.405cm" svg:x2="10.777cm" svg:y2="8.57cm" draw:start-shape="id33" draw:start-glue-point="1" draw:end-shape="id34" draw:end-glue-point="0" svg:d="M7878 7405h2899v1165" svg:viewBox="0 0 2900 1166">
          <text:p/>
        </draw:connector>
        <draw:connector draw:style-name="gr14" draw:text-style-name="P15" draw:layer="layout" svg:x1="21.75cm" svg:y1="7.405cm" svg:x2="18.872cm" svg:y2="8.574cm" draw:start-shape="id35" draw:start-glue-point="3" draw:end-shape="id25" draw:end-glue-point="0" svg:d="M21750 7405h-2878v1169" svg:viewBox="0 0 2879 1170">
          <text:p/>
        </draw:connector>
        <draw:connector draw:style-name="gr21" draw:text-style-name="P15" draw:layer="layout" svg:x1="6.777cm" svg:y1="6.669cm" svg:x2="22.85cm" svg:y2="6.669cm" draw:start-shape="id33" draw:start-glue-point="0" draw:end-shape="id35" draw:end-glue-point="0" svg:d="M6777 6669v-514h16073v514" svg:viewBox="0 0 16074 515">
          <text:p/>
        </draw:connector>
        <draw:connector draw:style-name="gr14" draw:text-style-name="P15" draw:layer="layout" draw:type="line" svg:x1="6.777cm" svg:y1="11.204cm" svg:x2="6.777cm" svg:y2="8.142cm" draw:start-shape="id28" draw:start-glue-point="0" draw:end-shape="id33" draw:end-glue-point="2" svg:d="M6777 11204v-3062" svg:viewBox="0 0 1 3063">
          <text:p/>
        </draw:connector>
        <draw:connector draw:style-name="gr95" draw:text-style-name="P17" draw:layer="layout" svg:x1="10.777cm" svg:y1="10.043cm" svg:x2="10.777cm" svg:y2="11.204cm" draw:start-shape="id34" draw:start-glue-point="2" draw:end-shape="id36" draw:end-glue-point="0" svg:d="M10777 10043v1161" svg:viewBox="0 0 1 1162">
          <text:p/>
        </draw:connector>
        <draw:connector draw:style-name="gr14" draw:text-style-name="P15" draw:layer="layout" draw:type="line" svg:x1="9.677cm" svg:y1="11.971cm" svg:x2="7.878cm" svg:y2="11.971cm" draw:start-shape="id36" draw:start-glue-point="3" draw:end-shape="id28" draw:end-glue-point="1" svg:d="M9677 11971h-1799" svg:viewBox="0 0 1800 1">
          <text:p/>
        </draw:connector>
        <draw:connector draw:style-name="gr95" draw:text-style-name="P17" draw:layer="layout" draw:type="line" svg:x1="22.877cm" svg:y1="11.204cm" svg:x2="22.85cm" svg:y2="8.142cm" draw:start-shape="id30" draw:start-glue-point="0" draw:end-shape="id35" draw:end-glue-point="2" svg:d="M22877 11204l-27-3062" svg:viewBox="0 0 28 3063">
          <text:p/>
        </draw:connector>
        <draw:connector draw:style-name="gr14" draw:text-style-name="P15" draw:layer="layout" draw:type="line" svg:x1="19.978cm" svg:y1="11.971cm" svg:x2="21.777cm" svg:y2="11.971cm" draw:start-shape="id26" draw:start-glue-point="1" draw:end-shape="id30" draw:end-glue-point="3" svg:d="M19978 11971h1799" svg:viewBox="0 0 1800 1">
          <text:p/>
        </draw:connector>
        <draw:connector draw:style-name="gr96" draw:text-style-name="P15" draw:layer="layout" draw:type="lines" draw:line-skew="0.824cm 0.824cm" svg:x1="22.343cm" svg:y1="12.739cm" svg:x2="10.777cm" svg:y2="12.739cm" draw:start-shape="id30" draw:start-glue-point="5" draw:end-shape="id36" draw:end-glue-point="2" svg:d="M22343 12739v1336h-11566v-1336" svg:viewBox="0 0 11567 1337">
          <text:p/>
        </draw:connector>
        <draw:custom-shape draw:style-name="gr97" draw:text-style-name="P19" draw:layer="layout" svg:width="2.195cm" svg:height="0.642cm" svg:x="14.858cm" svg:y="12.478cm">
          <text:list text:style-name="L1">
            <text:list-header>
              <text:p text:style-name="P18"><text:span text:style-name="T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" draw:text-style-name="P20" draw:layer="layout" svg:width="2.86cm" svg:height="2.249cm" svg:x="5.3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0" draw:layer="layout" svg:width="2.86cm" svg:height="2.249cm" svg:x="21.4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11" draw:layer="layout" svg:width="2.25cm" svg:height="0.642cm" svg:x="8.249cm" svg:y="15.426cm">
          <text:list text:style-name="L1">
            <text:list-header>
              <text:p text:style-name="P10"><text:span text:style-name="T4">Front-En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9" draw:text-style-name="P11" draw:layer="layout" svg:width="2.25cm" svg:height="0.642cm" svg:x="24.352cm" svg:y="15.435cm">
          <text:list text:style-name="L1">
            <text:list-header>
              <text:p text:style-name="P10"><text:span text:style-name="T4">Front-En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0" draw:text-style-name="P11" draw:layer="layout" svg:width="1.497cm" svg:height="0.642cm" svg:x="6.825cm" svg:y="9.426cm">
          <text:list text:style-name="L1">
            <text:list-header>
              <text:p text:style-name="P10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1" draw:text-style-name="P22" draw:layer="layout" svg:width="1.497cm" svg:height="0.642cm" svg:x="22.929cm" svg:y="9.438cm">
          <text:list text:style-name="L1">
            <text:list-header>
              <text:p text:style-name="P21"><text:span text:style-name="T9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2" draw:text-style-name="P22" draw:layer="layout" svg:width="2.487cm" svg:height="0.642cm" svg:x="10.791cm" svg:y="10.196cm">
          <text:list text:style-name="L1">
            <text:list-header>
              <text:p text:style-name="P21"><text:span text:style-name="T9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3" draw:text-style-name="P11" draw:layer="layout" svg:width="2.487cm" svg:height="0.642cm" svg:x="18.894cm" svg:y="10.208cm">
          <text:list text:style-name="L1">
            <text:list-header>
              <text:p text:style-name="P10"><text:span text:style-name="T4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4" draw:text-style-name="P11" draw:layer="layout" svg:width="1.408cm" svg:height="0.642cm" svg:x="8.065cm" svg:y="11.29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5" draw:text-style-name="P11" draw:layer="layout" svg:width="1.408cm" svg:height="0.642cm" svg:x="20.179cm" svg:y="11.302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6" draw:text-style-name="P11" draw:layer="layout" svg:width="1.497cm" svg:height="0.642cm" svg:x="19.533cm" svg:y="6.75cm">
          <text:list text:style-name="L1">
            <text:list-header>
              <text:p text:style-name="P10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7" draw:text-style-name="P11" draw:layer="layout" svg:width="1.408cm" svg:height="0.642cm" svg:x="6.779cm" svg:y="13.602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8" draw:text-style-name="P11" draw:layer="layout" svg:width="1.408cm" svg:height="0.642cm" svg:x="22.893cm" svg:y="13.614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9" draw:text-style-name="P11" draw:layer="layout" svg:width="2.729cm" svg:height="0.642cm" svg:x="5.413cm" svg:y="16.935cm">
          <text:list text:style-name="L1">
            <text:list-header>
              <text:p text:style-name="P10"><text:span text:style-name="T4">alice@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0" draw:text-style-name="P11" draw:layer="layout" svg:width="2.581cm" svg:height="0.642cm" svg:x="21.69cm" svg:y="16.944cm">
          <text:list text:style-name="L1">
            <text:list-header>
              <text:p text:style-name="P10"><text:span text:style-name="T4">bob@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1" draw:text-style-name="P11" draw:layer="layout" svg:width="1.573cm" svg:height="0.642cm" svg:x="5.986cm" svg:y="3.169cm">
          <text:list text:style-name="L1">
            <text:list-header>
              <text:p text:style-name="P10"><text:span text:style-name="T4">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2" draw:text-style-name="P11" draw:layer="layout" svg:width="1.586cm" svg:height="0.642cm" svg:x="22.075cm" svg:y="3.21cm">
          <text:list text:style-name="L1">
            <text:list-header>
              <text:p text:style-name="P10"><text:span text:style-name="T4">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2" draw:text-style-name="P15" draw:layer="layout" svg:x1="7.329cm" svg:y1="12.733cm" svg:x2="18.877cm" svg:y2="12.739cm" draw:start-shape="id28" draw:start-glue-point="5" draw:end-shape="id26" draw:end-glue-point="2" svg:d="M7329 12733v518h11548v-512" svg:viewBox="0 0 11549 519">
          <text:p/>
        </draw:connector>
        <draw:custom-shape draw:style-name="gr113" draw:text-style-name="P23" draw:layer="layout" svg:width="2.195cm" svg:height="0.642cm" svg:x="14.86cm" svg:y="13.487cm">
          <text:list text:style-name="L1">
            <text:list-header>
              <text:p text:style-name="P21"><text:span text:style-name="T9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4" draw:text-style-name="P23" draw:layer="layout" svg:width="1.497cm" svg:height="0.642cm" svg:x="8.637cm" svg:y="6.762cm">
          <text:list text:style-name="L1">
            <text:list-header>
              <text:p text:style-name="P21"><text:span text:style-name="T9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4" draw:style-name="dp1" draw:master-page-name="Default">
        <draw:custom-shape draw:style-name="gr115" draw:text-style-name="P2" draw:layer="layout" svg:width="23.389cm" svg:height="1.5cm" svg:x="3.08cm" svg:y="1.719cm">
          <text:p/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6" draw:text-style-name="P4" xml:id="id45" draw:id="id45" draw:layer="layout" svg:width="2.201cm" svg:height="1.473cm" svg:x="5.677cm" svg:y="6.669cm">
          <text:list text:style-name="L1">
            <text:list-header>
              <text:p text:style-name="P3"><text:span text:style-name="T2">MT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6" xml:id="id46" draw:id="id46" draw:layer="layout" svg:width="2.201cm" svg:height="1.473cm" svg:x="9.6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5"><text:span text:style-name="T3">M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8" xml:id="id47" draw:id="id47" draw:layer="layout" svg:width="2.201cm" svg:height="1.473cm" svg:x="21.749cm" svg:y="6.669cm">
          <text:list text:style-name="L1">
            <text:list-header>
              <text:p text:style-name="P7"><text:span text:style-name="T2">MTA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5" draw:text-style-name="P9" draw:layer="layout" svg:x1="14.781cm" svg:y1="3.333cm" svg:x2="14.785cm" svg:y2="17.572cm">
          <text:p/>
        </draw:line>
        <draw:custom-shape draw:style-name="gr119" draw:text-style-name="P11" draw:layer="layout" svg:width="2.479cm" svg:height="0.642cm" svg:x="14.806cm" svg:y="5.354cm">
          <text:list text:style-name="L1">
            <text:list-header>
              <text:p text:style-name="P10"><text:span text:style-name="T4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0" draw:text-style-name="P8" xml:id="id37" draw:id="id37" draw:layer="layout" svg:width="2.2cm" svg:height="1.473cm" svg:x="17.7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7"><text:span text:style-name="T2">M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12" draw:layer="layout" svg:width="2.201cm" svg:height="1.473cm" svg:x="5.677cm" svg:y="3.872cm">
          <text:list text:style-name="L1">
            <text:list-header>
              <text:p text:style-name="P7"><text:span text:style-name="T2">UMA</text:span></text:p>
            </text:list-header>
            <text:list-item>
              <text:p text:style-name="P7"><text:span text:style-name="T5">AuthZ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12" draw:layer="layout" svg:width="2.2cm" svg:height="1.473cm" svg:x="21.779cm" svg:y="3.872cm">
          <text:list text:style-name="L1">
            <text:list-header>
              <text:p text:style-name="P7"><text:span text:style-name="T2">UMA</text:span></text:p>
            </text:list-header>
            <text:list-item>
              <text:p text:style-name="P7"><text:span text:style-name="T5">AuthZ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14" xml:id="id40" draw:id="id40" draw:layer="layout" svg:width="2.201cm" svg:height="1.535cm" svg:x="5.6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3"><text:span text:style-name="T5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4" xml:id="id43" draw:id="id43" draw:layer="layout" svg:width="2.201cm" svg:height="1.535cm" svg:x="5.677cm" svg:y="15.004cm">
          <text:list text:style-name="L1">
            <text:list-header>
              <text:p text:style-name="P3"><text:span text:style-name="T7">Webmail</text:span></text:p>
            </text:list-header>
            <text:list-item>
              <text:p text:style-name="P3"><text:span text:style-name="T5">Rs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14" xml:id="id48" draw:id="id48" draw:layer="layout" svg:width="2.201cm" svg:height="1.535cm" svg:x="9.6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7"><text:span text:style-name="T5">Rq Party Client</text:span></text:p>
            </text:list-item>
            <text:list-item>
              <text:p text:style-name="P7"><text:span text:style-name="T5">(Ag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5" draw:layer="layout" draw:type="line" svg:x1="18.872cm" svg:y1="10.047cm" svg:x2="18.877cm" svg:y2="11.204cm" draw:start-shape="id37" draw:start-glue-point="2" draw:end-shape="id38" draw:end-glue-point="0" svg:d="M18872 10047l5 1157" svg:viewBox="0 0 6 1158">
          <text:p/>
        </draw:connector>
        <draw:custom-shape draw:style-name="gr126" draw:text-style-name="P14" xml:id="id42" draw:id="id42" draw:layer="layout" svg:width="2.201cm" svg:height="1.535cm" svg:x="21.7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3"><text:span text:style-name="T5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14" xml:id="id38" draw:id="id38" draw:layer="layout" svg:width="2.201cm" svg:height="1.535cm" svg:x="17.7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7"><text:span text:style-name="T5">Rq Party Client</text:span></text:p>
            </text:list-item>
            <text:list-item>
              <text:p text:style-name="P7"><text:span text:style-name="T5">(Ag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4" xml:id="id44" draw:id="id44" draw:layer="layout" svg:width="2.201cm" svg:height="1.535cm" svg:x="21.777cm" svg:y="15.004cm">
          <text:list text:style-name="L1">
            <text:list-header>
              <text:p text:style-name="P3"><text:span text:style-name="T7">Webmail</text:span></text:p>
            </text:list-header>
            <text:list-item>
              <text:p text:style-name="P3"><text:span text:style-name="T5">Rs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16" xml:id="id41" draw:id="id41" draw:layer="layout" svg:width="1.932cm" svg:height="1.889cm" svg:x="25.675cm" svg:y="11.03cm">
          <text:list text:style-name="L1">
            <text:list-header>
              <text:p text:style-name="P7"><text:span text:style-name="T7">Data</text:span></text:p>
              <text:p text:style-name="P7"><text:span text:style-name="T8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30" draw:text-style-name="P16" xml:id="id39" draw:id="id39" draw:layer="layout" svg:width="1.923cm" svg:height="1.872cm" svg:x="2.01cm" svg:y="11.03cm">
          <text:list text:style-name="L1">
            <text:list-header>
              <text:p text:style-name="P7"><text:span text:style-name="T7">Data</text:span></text:p>
              <text:p text:style-name="P7"><text:span text:style-name="T8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0" draw:text-style-name="P15" draw:layer="layout" draw:type="line" svg:x1="3.933cm" svg:y1="11.966cm" svg:x2="5.677cm" svg:y2="11.971cm" draw:start-shape="id39" draw:start-glue-point="8" draw:end-shape="id40" draw:end-glue-point="3" svg:d="M3933 11966l1744 5" svg:viewBox="0 0 1745 6">
          <text:p/>
        </draw:connector>
        <draw:connector draw:style-name="gr20" draw:text-style-name="P15" draw:layer="layout" draw:type="line" svg:x1="25.675cm" svg:y1="11.974cm" svg:x2="23.978cm" svg:y2="11.971cm" draw:start-shape="id41" draw:start-glue-point="8" draw:end-shape="id42" draw:end-glue-point="1" svg:d="M25675 11974l-1697-3" svg:viewBox="0 0 1698 4">
          <text:p/>
        </draw:connector>
        <draw:connector draw:style-name="gr21" draw:text-style-name="P15" draw:layer="layout" draw:type="line" svg:x1="6.777cm" svg:y1="15.004cm" svg:x2="6.777cm" svg:y2="12.739cm" draw:start-shape="id43" draw:start-glue-point="0" draw:end-shape="id40" draw:end-glue-point="2" svg:d="M6777 15004v-2265" svg:viewBox="0 0 1 2266">
          <text:p/>
        </draw:connector>
        <draw:connector draw:style-name="gr22" draw:text-style-name="P15" draw:layer="layout" draw:type="line" svg:x1="22.877cm" svg:y1="15.004cm" svg:x2="22.877cm" svg:y2="12.739cm" draw:start-shape="id44" draw:start-glue-point="0" draw:end-shape="id42" draw:end-glue-point="2" svg:d="M22877 15004v-2265" svg:viewBox="0 0 1 2266">
          <text:p/>
        </draw:connector>
        <draw:connector draw:style-name="gr95" draw:text-style-name="P17" draw:layer="layout" svg:x1="7.878cm" svg:y1="7.405cm" svg:x2="10.777cm" svg:y2="8.57cm" draw:start-shape="id45" draw:start-glue-point="1" draw:end-shape="id46" draw:end-glue-point="0" svg:d="M7878 7405h2899v1165" svg:viewBox="0 0 2900 1166">
          <text:p/>
        </draw:connector>
        <draw:connector draw:style-name="gr14" draw:text-style-name="P15" draw:layer="layout" svg:x1="21.75cm" svg:y1="7.405cm" svg:x2="18.872cm" svg:y2="8.574cm" draw:start-shape="id47" draw:start-glue-point="3" draw:end-shape="id37" draw:end-glue-point="0" svg:d="M21750 7405h-2878v1169" svg:viewBox="0 0 2879 1170">
          <text:p/>
        </draw:connector>
        <draw:connector draw:style-name="gr21" draw:text-style-name="P15" draw:layer="layout" svg:x1="6.777cm" svg:y1="6.669cm" svg:x2="22.85cm" svg:y2="6.669cm" draw:start-shape="id45" draw:start-glue-point="0" draw:end-shape="id47" draw:end-glue-point="0" svg:d="M6777 6669v-514h16073v514" svg:viewBox="0 0 16074 515">
          <text:p/>
        </draw:connector>
        <draw:connector draw:style-name="gr14" draw:text-style-name="P15" draw:layer="layout" draw:type="line" svg:x1="6.777cm" svg:y1="11.204cm" svg:x2="6.777cm" svg:y2="8.142cm" draw:start-shape="id40" draw:start-glue-point="0" draw:end-shape="id45" draw:end-glue-point="2" svg:d="M6777 11204v-3062" svg:viewBox="0 0 1 3063">
          <text:p/>
        </draw:connector>
        <draw:connector draw:style-name="gr95" draw:text-style-name="P17" draw:layer="layout" svg:x1="10.777cm" svg:y1="10.043cm" svg:x2="10.777cm" svg:y2="11.204cm" draw:start-shape="id46" draw:start-glue-point="2" draw:end-shape="id48" draw:end-glue-point="0" svg:d="M10777 10043v1161" svg:viewBox="0 0 1 1162">
          <text:p/>
        </draw:connector>
        <draw:connector draw:style-name="gr14" draw:text-style-name="P15" draw:layer="layout" draw:type="line" svg:x1="9.677cm" svg:y1="11.971cm" svg:x2="7.878cm" svg:y2="11.971cm" draw:start-shape="id48" draw:start-glue-point="3" draw:end-shape="id40" draw:end-glue-point="1" svg:d="M9677 11971h-1799" svg:viewBox="0 0 1800 1">
          <text:p/>
        </draw:connector>
        <draw:connector draw:style-name="gr95" draw:text-style-name="P17" draw:layer="layout" draw:type="line" svg:x1="22.877cm" svg:y1="11.204cm" svg:x2="22.85cm" svg:y2="8.142cm" draw:start-shape="id42" draw:start-glue-point="0" draw:end-shape="id47" draw:end-glue-point="2" svg:d="M22877 11204l-27-3062" svg:viewBox="0 0 28 3063">
          <text:p/>
        </draw:connector>
        <draw:connector draw:style-name="gr14" draw:text-style-name="P15" draw:layer="layout" draw:type="line" svg:x1="19.978cm" svg:y1="11.971cm" svg:x2="21.777cm" svg:y2="11.971cm" draw:start-shape="id38" draw:start-glue-point="1" draw:end-shape="id42" draw:end-glue-point="3" svg:d="M19978 11971h1799" svg:viewBox="0 0 1800 1">
          <text:p/>
        </draw:connector>
        <draw:connector draw:style-name="gr96" draw:text-style-name="P15" draw:layer="layout" draw:type="lines" draw:line-skew="0.824cm 0.824cm" svg:x1="22.343cm" svg:y1="12.739cm" svg:x2="10.777cm" svg:y2="12.739cm" draw:start-shape="id42" draw:start-glue-point="5" draw:end-shape="id48" draw:end-glue-point="2" svg:d="M22343 12739v1336h-11566v-1336" svg:viewBox="0 0 11567 1337">
          <text:p/>
        </draw:connector>
        <draw:custom-shape draw:style-name="gr131" draw:text-style-name="P19" draw:layer="layout" svg:width="2.195cm" svg:height="0.642cm" svg:x="14.858cm" svg:y="12.478cm">
          <text:list text:style-name="L1">
            <text:list-header>
              <text:p text:style-name="P18"><text:span text:style-name="T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" draw:text-style-name="P20" draw:layer="layout" svg:width="2.86cm" svg:height="2.249cm" svg:x="5.3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0" draw:layer="layout" svg:width="2.86cm" svg:height="2.249cm" svg:x="21.4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11" draw:layer="layout" svg:width="2.25cm" svg:height="0.642cm" svg:x="8.249cm" svg:y="15.426cm">
          <text:list text:style-name="L1">
            <text:list-header>
              <text:p text:style-name="P10"><text:span text:style-name="T4">Front-En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3" draw:text-style-name="P11" draw:layer="layout" svg:width="2.25cm" svg:height="0.642cm" svg:x="24.352cm" svg:y="15.435cm">
          <text:list text:style-name="L1">
            <text:list-header>
              <text:p text:style-name="P10"><text:span text:style-name="T4">Front-En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4" draw:text-style-name="P11" draw:layer="layout" svg:width="1.497cm" svg:height="0.642cm" svg:x="6.825cm" svg:y="9.426cm">
          <text:list text:style-name="L1">
            <text:list-header>
              <text:p text:style-name="P10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5" draw:text-style-name="P22" draw:layer="layout" svg:width="1.497cm" svg:height="0.642cm" svg:x="22.929cm" svg:y="9.438cm">
          <text:list text:style-name="L1">
            <text:list-header>
              <text:p text:style-name="P21"><text:span text:style-name="T9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6" draw:text-style-name="P22" draw:layer="layout" svg:width="2.487cm" svg:height="0.642cm" svg:x="10.791cm" svg:y="10.196cm">
          <text:list text:style-name="L1">
            <text:list-header>
              <text:p text:style-name="P21"><text:span text:style-name="T9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7" draw:text-style-name="P11" draw:layer="layout" svg:width="2.487cm" svg:height="0.642cm" svg:x="18.894cm" svg:y="10.208cm">
          <text:list text:style-name="L1">
            <text:list-header>
              <text:p text:style-name="P10"><text:span text:style-name="T4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8" draw:text-style-name="P11" draw:layer="layout" svg:width="1.408cm" svg:height="0.642cm" svg:x="8.065cm" svg:y="11.29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9" draw:text-style-name="P11" draw:layer="layout" svg:width="1.408cm" svg:height="0.642cm" svg:x="20.179cm" svg:y="11.302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0" draw:text-style-name="P11" draw:layer="layout" svg:width="1.497cm" svg:height="0.642cm" svg:x="19.533cm" svg:y="6.75cm">
          <text:list text:style-name="L1">
            <text:list-header>
              <text:p text:style-name="P10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1" draw:text-style-name="P11" draw:layer="layout" svg:width="1.408cm" svg:height="0.642cm" svg:x="6.779cm" svg:y="13.602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2" draw:text-style-name="P11" draw:layer="layout" svg:width="1.408cm" svg:height="0.642cm" svg:x="22.893cm" svg:y="13.614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3" draw:text-style-name="P11" draw:layer="layout" svg:width="2.729cm" svg:height="0.642cm" svg:x="5.413cm" svg:y="16.935cm">
          <text:list text:style-name="L1">
            <text:list-header>
              <text:p text:style-name="P10"><text:span text:style-name="T4">alice@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4" draw:text-style-name="P11" draw:layer="layout" svg:width="2.581cm" svg:height="0.642cm" svg:x="21.69cm" svg:y="16.944cm">
          <text:list text:style-name="L1">
            <text:list-header>
              <text:p text:style-name="P10"><text:span text:style-name="T4">bob@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5" draw:text-style-name="P11" draw:layer="layout" svg:width="1.573cm" svg:height="0.642cm" svg:x="5.986cm" svg:y="3.169cm">
          <text:list text:style-name="L1">
            <text:list-header>
              <text:p text:style-name="P10"><text:span text:style-name="T4">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6" draw:text-style-name="P11" draw:layer="layout" svg:width="1.586cm" svg:height="0.642cm" svg:x="22.075cm" svg:y="3.21cm">
          <text:list text:style-name="L1">
            <text:list-header>
              <text:p text:style-name="P10"><text:span text:style-name="T4">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2" draw:text-style-name="P15" draw:layer="layout" svg:x1="7.329cm" svg:y1="12.733cm" svg:x2="18.877cm" svg:y2="12.739cm" draw:start-shape="id40" draw:start-glue-point="5" draw:end-shape="id38" draw:end-glue-point="2" svg:d="M7329 12733v518h11548v-512" svg:viewBox="0 0 11549 519">
          <text:p/>
        </draw:connector>
        <draw:custom-shape draw:style-name="gr147" draw:text-style-name="P23" draw:layer="layout" svg:width="2.195cm" svg:height="0.642cm" svg:x="14.86cm" svg:y="13.487cm">
          <text:list text:style-name="L1">
            <text:list-header>
              <text:p text:style-name="P21"><text:span text:style-name="T9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8" draw:text-style-name="P23" draw:layer="layout" svg:width="1.497cm" svg:height="0.642cm" svg:x="8.637cm" svg:y="6.762cm">
          <text:list text:style-name="L1">
            <text:list-header>
              <text:p text:style-name="P21"><text:span text:style-name="T9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49" draw:text-style-name="P24" draw:layer="layout" svg:x1="12.135cm" svg:y1="14.936cm" svg:x2="17.479cm" svg:y2="14.936cm">
          <text:p text:style-name="P13"><text:span text:style-name="T10">UMA Trust</text:span></text:p>
        </draw:line>
        <draw:line draw:style-name="gr150" draw:text-style-name="P24" draw:layer="layout" svg:x1="12.125cm" svg:y1="7.036cm" svg:x2="17.469cm" svg:y2="7.036cm">
          <text:p text:style-name="P13"><text:span text:style-name="T10">Mail Trust</text:span></text:p>
        </draw:line>
        <draw:g>
          <draw:polygon draw:style-name="gr151" draw:text-style-name="P25" draw:layer="layout" svg:width="5.343cm" svg:height="1.147cm" svg:x="12.126cm" svg:y="10.462cm" svg:viewBox="0 0 5344 1148" draw:points="5344,257 5344,574 5344,892 1722,892 1722,1148 0,574 1722,0 1722,257">
            <text:p/>
          </draw:polygon>
        </draw:g>
        <draw:custom-shape draw:style-name="gr152" draw:text-style-name="P27" draw:layer="layout" svg:width="3.398cm" svg:height="0.705cm" svg:x="13.197cm" svg:y="10.674cm">
          <text:list text:style-name="L1">
            <text:list-header>
              <text:p text:style-name="P26"><text:span text:style-name="T11">Mail to UMA 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7d1d5" draw:end-color="#b4c7dc" draw:start-intensity="100%" draw:end-intensity="100%" draw:angle="900" draw:border="33%"/>
    <draw:gradient draw:name="Gradient_20_UMA-Mail" draw:display-name="Gradient UMA-Mail" draw:style="linear" draw:start-color="#f7d1d5" draw:end-color="#b4c7dc" draw:start-intensity="100%" draw:end-intensity="100%" draw:angle="900" draw:border="5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Igor Zboran</meta:initial-creator>
    <meta:creation-date>2020-07-26T12:10:57.186854850</meta:creation-date>
    <dc:date>2020-08-09T16:08:38.846435702</dc:date>
    <dc:creator>Igor Zboran</dc:creator>
    <meta:editing-duration>PT12H3M1S</meta:editing-duration>
    <meta:editing-cycles>101</meta:editing-cycles>
    <meta:generator>LibreOffice/6.4.5.2$Linux_X86_64 LibreOffice_project/1ed6aca320d7f4d82924e6cec66e4f7527376448</meta:generator>
    <meta:printed-by>Igor Zboran</meta:printed-by>
    <meta:print-date>2020-08-08T11:16:12.676211829</meta:print-date>
    <meta:document-statistic meta:object-count="214"/>
  </office:meta>
</office:document-meta>
</file>